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400000038461E29E30FD679511.png" manifest:media-type="image/png"/>
  <manifest:file-entry manifest:full-path="Pictures/1000000000000640000003849A1CD0DE352D516E.png" manifest:media-type="image/png"/>
  <manifest:file-entry manifest:full-path="Pictures/1000000000000640000003848664D32FB9C0D0F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5299in, 5.9035in, 4.2909in, 6.533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48in, 5.9035in, 1.3799in, 3.768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3626in, 8.8728in, 2.1575in, 2.9118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2752in" svg:y="-0.3335in" svg:width="5.2626in" svg:height="1.9327in" draw:z-index="0"><draw:image xlink:href="Pictures/1000000000000640000003848664D32FB9C0D0F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x="0.8756in" svg:y="0.102in" svg:width="5.5063in" svg:height="3.6575in" draw:z-index="1"><draw:image xlink:href="Pictures/1000000000000640000003849A1CD0DE352D516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3" text:anchor-type="paragraph" svg:x="2.1689in" svg:y="0.6146in" svg:width="1.9602in" svg:height="1.9492in" draw:z-index="2"><draw:image xlink:href="Pictures/10000000000006400000038461E29E30FD67951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9T09:46:33.364802329</meta:creation-date>
    <dc:date>2017-09-09T10:05:59.438132813</dc:date>
    <meta:editing-duration>PT9M15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